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0.1161in"/>
    </style:style>
    <style:style style:name="co2" style:family="table-column">
      <style:table-column-properties fo:break-before="auto" style:column-width="2.5736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2.0909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0.461in"/>
    </style:style>
    <style:style style:name="co12" style:family="table-column">
      <style:table-column-properties fo:break-before="auto" style:column-width="0.5575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7717in"/>
    </style:style>
    <style:style style:name="co16" style:family="table-column">
      <style:table-column-properties fo:break-before="auto" style:column-width="0.973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0.6555in"/>
    </style:style>
    <style:style style:name="co20" style:family="table-column">
      <style:table-column-properties fo:break-before="auto" style:column-width="0.6654in"/>
    </style:style>
    <style:style style:name="co21" style:family="table-column">
      <style:table-column-properties fo:break-before="auto" style:column-width="0.7035in"/>
    </style:style>
    <style:style style:name="co22" style:family="table-column">
      <style:table-column-properties fo:break-before="auto" style:column-width="0.6075in"/>
    </style:style>
    <style:style style:name="co23" style:family="table-column">
      <style:table-column-properties fo:break-before="auto" style:column-width="0.5591in"/>
    </style:style>
    <style:style style:name="co24" style:family="table-column">
      <style:table-column-properties fo:break-before="auto" style:column-width="0.5689in"/>
    </style:style>
    <style:style style:name="co25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5492in"/>
    </style:style>
    <style:style style:name="co27" style:family="table-column">
      <style:table-column-properties fo:break-before="auto" style:column-width="0.9827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0.6264in"/>
    </style:style>
    <style:style style:name="co30" style:family="table-column">
      <style:table-column-properties fo:break-before="auto" style:column-width="1.3189in"/>
    </style:style>
    <style:style style:name="co31" style:family="table-column">
      <style:table-column-properties fo:break-before="auto" style:column-width="1.1953in"/>
    </style:style>
    <style:style style:name="co32" style:family="table-column">
      <style:table-column-properties fo:break-before="auto" style:column-width="0.8866in"/>
    </style:style>
    <style:style style:name="co33" style:family="table-column">
      <style:table-column-properties fo:break-before="auto" style:column-width="1.3937in"/>
    </style:style>
    <style:style style:name="co34" style:family="table-column">
      <style:table-column-properties fo:break-before="auto" style:column-width="1.4583in"/>
    </style:style>
    <style:style style:name="co35" style:family="table-column">
      <style:table-column-properties fo:break-before="auto" style:column-width="1.4689in"/>
    </style:style>
    <style:style style:name="co36" style:family="table-column">
      <style:table-column-properties fo:break-before="auto" style:column-width="1.5437in"/>
    </style:style>
    <style:style style:name="co37" style:family="table-column">
      <style:table-column-properties fo:break-before="auto" style:column-width="0.5882in"/>
    </style:style>
    <style:style style:name="co38" style:family="table-column">
      <style:table-column-properties fo:break-before="auto" style:column-width="1.1563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2.6484in"/>
    </style:style>
    <style:style style:name="co41" style:family="table-column">
      <style:table-column-properties fo:break-before="auto" style:column-width="12.3008in"/>
    </style:style>
    <style:style style:name="ro1" style:family="table-row">
      <style:table-row-properties style:row-height="0.145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Formulas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1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7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8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9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ext-properties style:font-name="Franklin Gothic Demi Cond" fo:font-weight="normal" style:font-weight-asian="normal" style:font-weight-complex="normal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07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number-columns-repeated="2" table:default-cell-style-name="ce107"/>
        <table:table-column table:style-name="co4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ce107"/>
        <table:table-column table:style-name="co11" table:default-cell-style-name="ce107"/>
        <table:table-column table:style-name="co10" table:default-cell-style-name="ce107"/>
        <table:table-column table:style-name="co12" table:default-cell-style-name="ce107"/>
        <table:table-column table:style-name="co3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number-columns-repeated="7" table:default-cell-style-name="ce107"/>
        <table:table-column table:style-name="co16" table:number-columns-repeated="16358"/>
        <table:table-row table:style-name="ro1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126" table:number-columns-repeated="6"/>
          <table:table-cell table:style-name="ce6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126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6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126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126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Attack-</text:p>
          </table:table-cell>
          <table:table-cell table:style-name="ce126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Defense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6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126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+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3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Speed-</text:p>
          </table:table-cell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6" office:value-type="string" calcext:value-type="string">
            <text:p>HP Effect:</text:p>
          </table:table-cell>
          <table:table-cell table:style-name="ce130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137"/>
          <table:table-cell table:style-name="ce142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155" office:value-type="string" calcext:value-type="string">
            <text:p>Crit+</text:p>
          </table:table-cell>
          <table:table-cell table:style-name="ce126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155"/>
          <table:table-cell table:style-name="ce126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7" office:value-type="string" calcext:value-type="string">
            <text:p>MP Effect:</text:p>
          </table:table-cell>
          <table:table-cell table:style-name="ce13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43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126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126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8" office:value-type="string" calcext:value-type="string">
            <text:p>Skill Hit Chance:</text:p>
          </table:table-cell>
          <table:table-cell table:style-name="ce132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137"/>
          <table:table-cell table:style-name="ce144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9" office:value-type="string" calcext:value-type="string">
            <text:p>Skill Critical Chance:</text:p>
          </table:table-cell>
          <table:table-cell table:style-name="ce133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137"/>
          <table:table-cell table:style-name="ce42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126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1.5.5</text:p>
          </table:table-cell>
          <table:table-cell table:style-name="ce126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126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2">
        <office:forms form:automatic-focus="false" form:apply-design-mode="false"/>
        <table:table-column table:style-name="co17" table:default-cell-style-name="ce107"/>
        <table:table-column table:style-name="co18" table:default-cell-style-name="ce107"/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number-columns-repeated="2" table:default-cell-style-name="ce107"/>
        <table:table-column table:style-name="co25" table:default-cell-style-name="ce107"/>
        <table:table-column table:style-name="co26" table:default-cell-style-name="ce107"/>
        <table:table-column table:style-name="co23" table:default-cell-style-name="ce107"/>
        <table:table-column table:style-name="co27" table:default-cell-style-name="ce107"/>
        <table:table-column table:style-name="co28" table:default-cell-style-name="ce107"/>
        <table:table-column table:style-name="co1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07"/>
        <table:table-column table:style-name="co31" table:default-cell-style-name="ce107"/>
        <table:table-column table:style-name="co32" table:default-cell-style-name="ce107"/>
        <table:table-column table:style-name="co22" table:default-cell-style-name="ce107"/>
        <table:table-column table:style-name="co24" table:default-cell-style-name="ce107"/>
        <table:table-column table:style-name="co33" table:default-cell-style-name="ce107"/>
        <table:table-column table:style-name="co30" table:default-cell-style-name="ce107"/>
        <table:table-column table:style-name="co34" table:default-cell-style-name="ce107"/>
        <table:table-column table:style-name="co35" table:default-cell-style-name="ce107"/>
        <table:table-column table:style-name="co16" table:number-columns-repeated="2" table:default-cell-style-name="ce107"/>
        <table:table-column table:style-name="co36" table:default-cell-style-name="ce107"/>
        <table:table-column table:style-name="co1" table:default-cell-style-name="ce107"/>
        <table:table-column table:style-name="co37" table:default-cell-style-name="ce107"/>
        <table:table-column table:style-name="co38" table:default-cell-style-name="ce107"/>
        <table:table-column table:style-name="co39" table:number-columns-repeated="6" table:default-cell-style-name="ce107"/>
        <table:table-column table:style-name="co16" table:number-columns-repeated="16346"/>
        <table:table-row table:style-name="ro5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61" table:content-validation-name="val6" office:value-type="float" office:value="0" calcext:value-type="float">
            <text:p>0</text:p>
          </table:table-cell>
          <table:table-cell table:style-name="ce61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61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61" table:content-validation-name="val6" office:value-type="float" office:value="1" calcext:value-type="float">
            <text:p>1</text:p>
          </table:table-cell>
          <table:table-cell table:style-name="ce61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61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61" table:content-validation-name="val6" office:value-type="float" office:value="2" calcext:value-type="float">
            <text:p>2</text:p>
          </table:table-cell>
          <table:table-cell table:style-name="ce61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1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61" table:content-validation-name="val6" office:value-type="float" office:value="3" calcext:value-type="float">
            <text:p>3</text:p>
          </table:table-cell>
          <table:table-cell table:style-name="ce61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61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61" table:content-validation-name="val6" office:value-type="float" office:value="4" calcext:value-type="float">
            <text:p>4</text:p>
          </table:table-cell>
          <table:table-cell table:style-name="ce61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1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61" table:content-validation-name="val6" office:value-type="float" office:value="5" calcext:value-type="float">
            <text:p>5</text:p>
          </table:table-cell>
          <table:table-cell table:style-name="ce61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1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61" table:content-validation-name="val6" office:value-type="float" office:value="6" calcext:value-type="float">
            <text:p>6</text:p>
          </table:table-cell>
          <table:table-cell table:style-name="ce61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1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61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1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61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1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61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1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61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61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61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61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61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1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61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61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61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61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61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1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61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61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61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61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61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1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61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61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61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61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61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61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61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61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61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61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61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61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61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61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61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61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61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61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61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61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61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61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61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61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61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61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61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61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61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61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61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61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61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61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61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61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61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61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61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61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61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61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61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61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61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61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61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61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61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61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61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61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61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61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61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61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61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61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61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61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61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61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61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61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61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61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61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61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61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61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61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61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61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61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61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61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61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61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61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61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61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61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61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61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61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61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61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61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61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61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61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61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61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61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61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61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61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61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61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61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61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61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61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61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61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61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61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61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61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61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61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61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61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61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61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61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61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61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61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61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61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61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61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61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61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61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61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61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61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61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61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61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61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61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61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61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61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61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61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61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61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61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61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61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61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61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61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61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61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61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61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61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61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61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61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61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61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61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61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61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61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61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61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61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61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61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61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61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61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61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61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61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61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61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61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61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61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61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61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61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61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61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61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61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61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61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61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61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61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61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61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61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1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1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1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61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61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61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61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61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61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61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61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61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61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61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1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5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2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126" table:number-columns-repeated="8"/>
          <table:table-cell table:style-name="ce107" table:number-columns-repeated="16346"/>
        </table:table-row>
        <table:table-row table:style-name="ro4" table:number-rows-repeated="1047590">
          <table:table-cell table:number-columns-repeated="38"/>
          <table:table-cell table:style-name="ce107" table:number-columns-repeated="16346"/>
        </table:table-row>
        <table:table-row table:style-name="ro4">
          <table:table-cell table:number-columns-repeated="38"/>
          <table:table-cell table:style-name="ce107" table:number-columns-repeated="16346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0" table:default-cell-style-name="ce107"/>
        <table:table-column table:style-name="co41" table:default-cell-style-name="ce107"/>
        <table:table-column table:style-name="co41" table:number-columns-repeated="16382"/>
        <table:table-row table:style-name="ro2">
          <table:table-cell table:style-name="ce111" office:value-type="string" calcext:value-type="string">
            <text:p>Basic Attack Formula:</text:p>
          </table:table-cell>
          <table:table-cell table:style-name="ce155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EXP Rate Formula:</text:p>
          </table:table-cell>
          <table:table-cell table:style-name="ce155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Item Drop Rate Formula:</text:p>
          </table:table-cell>
          <table:table-cell table:style-name="ce155" office:value-type="string" calcext:value-type="string">
            <text:p>0.75 + (PlayerLuc / 2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Skill Damage Formula:</text:p>
          </table:table-cell>
          <table:table-cell table:style-name="ce155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HP-Scaling Skill Damage Formula:</text:p>
          </table:table-cell>
          <table:table-cell table:style-name="ce155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Damage Formula:</text:p>
          </table:table-cell>
          <table:table-cell table:style-name="ce155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Damage Mitigation Formula:</text:p>
          </table:table-cell>
          <table:table-cell table:style-name="ce155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 Skill Healing Formula:</text:p>
          </table:table-cell>
          <table:table-cell table:style-name="ce155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Physical Hit Chance Formula:</text:p>
          </table:table-cell>
          <table:table-cell table:style-name="ce155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Magical Hit Chance Formula:</text:p>
          </table:table-cell>
          <table:table-cell table:style-name="ce155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1" office:value-type="string" calcext:value-type="string">
            <text:p>Critical Hit Formula:</text:p>
          </table:table-cell>
          <table:table-cell table:style-name="ce155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1"/>
          <table:table-cell table:style-name="ce155"/>
          <table:table-cell table:style-name="ce107" table:number-columns-repeated="16382"/>
        </table:table-row>
        <table:table-row table:style-name="ro2" table:number-rows-repeated="988">
          <table:table-cell table:style-name="ce111"/>
          <table:table-cell table:style-name="ce126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 style:data-style-name="N2" text:time-value="14:19:26.8169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4T15:18:20.375062500</dc:date>
    <meta:editing-duration>PT2H6M29S</meta:editing-duration>
    <meta:editing-cycles>59</meta:editing-cycles>
    <meta:generator>LibreOffice/25.8.2.2$Windows_X86_64 LibreOffice_project/d401f2107ccab8f924a8e2df40f573aab7605b6f</meta:generator>
    <meta:document-statistic meta:table-count="3" meta:cell-count="7258" meta:object-count="0"/>
  </office:meta>
</office:document-meta>
</file>